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5-10-2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5-09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5-08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5-07-2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5-06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5-05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5-04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5-03-1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5-02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5-01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4-12-1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4-11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4-10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4-09-2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4-08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4-06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4-05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4-04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4-03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4-02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4-01-2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12-1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11-1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10-18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09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08-23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07-2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06-21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05-1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04-19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03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02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02-0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3-01-1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12-1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11-1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10-19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09-2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08-2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08-1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07-27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07-14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06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05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05-20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04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03-23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02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2-01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12-1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11-19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10-2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09-2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08-1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08-1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08-0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06-22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05-2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04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03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02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1-01-2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0-12-1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0-11-2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0-10-28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0-09-1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0-08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0-07-24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0-06-2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0-04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0-03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0-02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20-01-2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12-1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11-2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11-2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10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09-24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08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07-23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06-1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05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04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03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9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8-12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8-11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8-10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8-09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8-08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8-07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8-06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8-05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8-04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8-03-2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8-0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8-01-2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7-12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7-11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7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7-09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7-08-2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7-07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7-06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7-05-2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7-04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7-03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7-02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7-01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6-12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6-11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6-09-3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6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6-07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6-06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6-06-2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6-05-3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6-04-2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6-03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6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6-01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5-12-3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5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5-10-2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5-09-3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5-08-3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5-07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5-06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5-05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5-04-30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5-03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5-02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5-01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4-12-2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4-11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4-10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4-09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4-07-3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4-05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4-04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4-03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4-02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4-0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3-12-0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3-11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3-10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3-10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3-08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3-07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3-06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3-05-3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3-04-3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3-03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3-01-2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2-12-2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2-11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2-10-3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2-09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2-08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2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2-06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2-05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2-04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2-03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2-02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2-01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1-12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1-1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1-10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1-09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1-08-2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1-07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1-05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1-04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1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1-02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0-12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0-11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0-09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0-08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0-07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0-06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0-05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0-04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0-03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0-02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10-01-2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9-12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9-11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9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9-09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9-08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9-07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9-06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9-05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9-04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9-02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9-01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8-12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8-09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8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8-07-2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8-06-2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8-05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8-03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7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7-10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7-08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3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3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154070165002</text:p>
          </table:table-cell>
          <table:table-cell office:value-type="string" calcext:value-type="string">
            <text:p>MA-A1W 247R BARNSTABLE, MA</text:p>
          </table:table-cell>
          <table:table-cell office:value-type="string" calcext:value-type="string">
            <text:p>196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42" meta:object-count="0"/>
    <meta:user-defined meta:name="AppVersion">3.0</meta:user-defined>
  </office:meta>
</office:document-meta>
</file>